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12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1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5">
      <text:list-level-style-number text:level="1" style:num-prefix="(" style:num-suffix=")" style:num-format="1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541in" text:min-label-width="0.3333in" text:list-level-position-and-space-mode="label-alignment">
          <style:list-level-label-alignment text:label-followed-by="listtab" fo:margin-left="1.18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3333in" text:list-level-position-and-space-mode="label-alignment">
          <style:list-level-label-alignment text:label-followed-by="listtab" fo:margin-left="1.5208in" fo:text-indent="-0.3333in"/>
        </style:list-level-properties>
      </text:list-level-style-number>
      <text:list-level-style-number text:level="4" style:num-suffix="." style:num-format="1">
        <style:list-level-properties text:space-before="1.5208in" text:min-label-width="0.3333in" text:list-level-position-and-space-mode="label-alignment">
          <style:list-level-label-alignment text:label-followed-by="listtab" fo:margin-left="1.854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541in" text:min-label-width="0.3333in" text:list-level-position-and-space-mode="label-alignment">
          <style:list-level-label-alignment text:label-followed-by="listtab" fo:margin-left="2.18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875in" text:min-label-width="0.3333in" text:list-level-position-and-space-mode="label-alignment">
          <style:list-level-label-alignment text:label-followed-by="listtab" fo:margin-left="2.5208in" fo:text-indent="-0.3333in"/>
        </style:list-level-properties>
      </text:list-level-style-number>
      <text:list-level-style-number text:level="7" style:num-suffix="." style:num-format="1">
        <style:list-level-properties text:space-before="2.5208in" text:min-label-width="0.3333in" text:list-level-position-and-space-mode="label-alignment">
          <style:list-level-label-alignment text:label-followed-by="listtab" fo:margin-left="2.854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541in" text:min-label-width="0.3333in" text:list-level-position-and-space-mode="label-alignment">
          <style:list-level-label-alignment text:label-followed-by="listtab" fo:margin-left="3.18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875in" text:min-label-width="0.3333in" text:list-level-position-and-space-mode="label-alignment">
          <style:list-level-label-alignment text:label-followed-by="listtab" fo:margin-left="3.5208in" fo:text-indent="-0.3333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.5in" text:min-label-width="0.2583in" text:list-level-position-and-space-mode="label-alignment">
          <style:list-level-label-alignment text:label-followed-by="listtab" fo:margin-left="0.7583in" fo:text-indent="-0.258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style:line-height-at-least="0.2083in"/>
      <style:text-properties style:font-name="標楷體" style:font-name-asian="標楷體" style:font-name-complex="Arial" style:font-weight-complex="bold" fo:color="#000000" fo:font-size="13.5pt" style:font-size-asian="13.5pt" style:font-size-complex="13.5pt"/>
    </style:style>
    <style:style style:name="P2" style:parent-style-name="內文" style:list-style-name="LFO1" style:family="paragraph">
      <style:paragraph-properties fo:widows="2" fo:orphans="2" fo:margin-top="0.1944in" fo:margin-bottom="0.0416in" style:line-height-at-least="0.2083in" fo:margin-left="0.4958in" fo:text-indent="-0.2479in">
        <style:tab-stops>
          <style:tab-stop style:type="left" style:position="0.0041in"/>
        </style:tab-stops>
      </style:paragraph-properties>
    </style:style>
    <style:style style:name="T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5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17" style:parent-style-name="內文" style:list-style-name="LFO1" style:family="paragraph">
      <style:paragraph-properties fo:widows="2" fo:orphans="2" style:line-height-at-least="0in" fo:margin-left="0.4958in" fo:text-indent="-0.2479in">
        <style:tab-stops>
          <style:tab-stop style:type="left" style:position="0.0041in"/>
        </style:tab-stops>
      </style:paragraph-properties>
    </style:style>
    <style:style style:name="T18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2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3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4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6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7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8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2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3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/>
    </style:style>
    <style:style style:name="T34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/>
    </style:style>
    <style:style style:name="T35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/>
    </style:style>
    <style:style style:name="T36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7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8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4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4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P42" style:parent-style-name="內文" style:family="paragraph">
      <style:paragraph-properties fo:widows="2" fo:orphans="2" style:line-height-at-least="0in" fo:margin-left="0.4958in">
        <style:tab-stops/>
      </style:paragraph-properties>
    </style:style>
    <style:style style:name="T43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44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4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4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47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48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P49" style:parent-style-name="內文" style:family="paragraph">
      <style:paragraph-properties fo:widows="2" fo:orphans="2" style:line-height-at-least="0in" fo:margin-left="0.4958in">
        <style:tab-stops/>
      </style:paragraph-properties>
    </style:style>
    <style:style style:name="T50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P51" style:parent-style-name="內文" style:list-style-name="LFO1" style:family="paragraph">
      <style:paragraph-properties fo:widows="2" fo:orphans="2" style:line-height-at-least="0.2083in"/>
    </style:style>
    <style:style style:name="T52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5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5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55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57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61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6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64" style:parent-style-name="內文" style:family="paragraph">
      <style:paragraph-properties fo:widows="2" fo:orphans="2" style:line-height-at-least="0.2083in"/>
      <style:text-properties style:font-name="標楷體" style:font-name-asian="標楷體"/>
    </style:style>
    <style:style style:name="P65" style:parent-style-name="內文" style:family="paragraph">
      <style:paragraph-properties fo:widows="2" fo:orphans="2" style:line-height-at-least="0.2083in" fo:margin-left="0.5in">
        <style:tab-stops/>
      </style:paragraph-properties>
      <style:text-properties style:font-name="標楷體" style:font-name-asian="標楷體"/>
    </style:style>
    <style:style style:name="P66" style:parent-style-name="內文" style:list-style-name="LFO1" style:family="paragraph">
      <style:paragraph-properties fo:widows="2" fo:orphans="2" style:line-height-at-least="0.2083in"/>
    </style:style>
    <style:style style:name="T67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68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6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2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3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6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77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P78" style:parent-style-name="內文" style:list-style-name="LFO1" style:family="paragraph">
      <style:paragraph-properties fo:widows="2" fo:orphans="2" style:line-height-at-least="0.2083in"/>
    </style:style>
    <style:style style:name="T7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80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1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2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3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4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5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6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7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8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89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90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91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92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93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94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9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P96" style:parent-style-name="內文" style:list-style-name="LFO1" style:family="paragraph">
      <style:paragraph-properties fo:widows="2" fo:orphans="2" style:line-height-at-least="0.2083in"/>
    </style:style>
    <style:style style:name="T97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98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9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0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01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102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104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0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06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/>
    </style:style>
    <style:style style:name="T107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/>
    </style:style>
    <style:style style:name="T108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/>
    </style:style>
    <style:style style:name="T109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/>
    </style:style>
    <style:style style:name="T110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111" style:parent-style-name="內文" style:list-style-name="LFO1" style:family="paragraph">
      <style:paragraph-properties fo:widows="2" fo:orphans="2" style:line-height-at-least="0.2083in"/>
    </style:style>
    <style:style style:name="T112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1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1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15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2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26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7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8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3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3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P132" style:parent-style-name="內文" style:list-style-name="LFO1" style:family="paragraph">
      <style:paragraph-properties fo:widows="2" fo:orphans="2" style:line-height-at-least="0.2083in"/>
    </style:style>
    <style:style style:name="T133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4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5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6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7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8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標楷體" style:font-name-asian="標楷體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4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142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5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7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8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49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50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51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52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53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5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0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2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3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6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7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預設段落字型" style:family="text">
      <style:text-properties style:font-name="標楷體" style:font-name-asian="標楷體" style:font-name-complex="Arial" fo:font-weight="bold" style:font-weight-asian="bold" fo:color="#000000" fo:font-size="11pt" style:font-size-asian="11pt" style:font-size-complex="11pt"/>
    </style:style>
    <style:style style:name="P169" style:parent-style-name="內文" style:list-style-name="LFO1" style:family="paragraph">
      <style:paragraph-properties fo:widows="2" fo:orphans="2" style:line-height-at-least="0.2083in"/>
    </style:style>
    <style:style style:name="T170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1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2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5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6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7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8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79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180" style:parent-style-name="內文" style:list-style-name="LFO1" style:family="paragraph">
      <style:paragraph-properties fo:widows="2" fo:orphans="2" style:line-height-at-least="0.2083in"/>
    </style:style>
    <style:style style:name="T181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82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8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8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85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86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87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188" style:parent-style-name="內文" style:list-style-name="LFO1" style:family="paragraph">
      <style:paragraph-properties fo:widows="2" fo:orphans="2" style:line-height-at-least="0.2083in">
        <style:tab-stops>
          <style:tab-stop style:type="left" style:position="0in"/>
        </style:tab-stops>
      </style:paragraph-properties>
    </style:style>
    <style:style style:name="T189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190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191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192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93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194" style:parent-style-name="內文" style:family="paragraph">
      <style:paragraph-properties fo:widows="2" fo:orphans="2" style:line-height-at-least="0.2083in" fo:margin-left="0.5in">
        <style:tab-stops>
          <style:tab-stop style:type="left" style:position="0in"/>
        </style:tab-stops>
      </style:paragraph-properties>
    </style:style>
    <style:style style:name="T195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196" style:parent-style-name="內文" style:family="paragraph">
      <style:paragraph-properties style:snap-to-layout-grid="false" fo:margin-bottom="0.0416in" fo:margin-left="0.7666in">
        <style:tab-stops/>
      </style:paragraph-properties>
    </style:style>
    <style:style style:name="T197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98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199" style:parent-style-name="預設段落字型" style:family="text">
      <style:text-properties style:font-name="標楷體" style:font-name-asian="標楷體" style:font-name-complex="Arial" style:font-weight-complex="bold" fo:color="#000000" fo:font-size="11pt" style:font-size-asian="11pt" style:font-size-complex="11pt"/>
    </style:style>
    <style:style style:name="T200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201" style:parent-style-name="內文" style:family="paragraph">
      <style:paragraph-properties fo:margin-bottom="0.0416in" style:line-height-at-least="0.2083in" fo:margin-left="0.5in">
        <style:tab-stops/>
      </style:paragraph-properties>
    </style:style>
    <style:style style:name="T202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0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0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05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P206" style:parent-style-name="內文" style:list-style-name="LFO2" style:family="paragraph">
      <style:paragraph-properties fo:margin-left="0.5in" fo:text-indent="-0.25in">
        <style:tab-stops>
          <style:tab-stop style:type="left" style:position="0in"/>
          <style:tab-stop style:type="left" style:position="0.0833in"/>
        </style:tab-stops>
      </style:paragraph-properties>
    </style:style>
    <style:style style:name="T207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208" style:parent-style-name="內文" style:list-style-name="LFO6" style:family="paragraph"/>
    <style:style style:name="T209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10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11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12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13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14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15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16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17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1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1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2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3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3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3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3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34" style:parent-style-name="內文" style:list-style-name="LFO6" style:family="paragraph">
      <style:paragraph-properties fo:widows="2" fo:orphans="2" style:line-height-at-least="0.2083in"/>
    </style:style>
    <style:style style:name="T23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36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37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238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9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240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4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242" style:parent-style-name="預設段落字型" style:family="text">
      <style:text-properties style:font-name="標楷體" style:font-name-asian="標楷體" style:font-name-complex="Arial" style:font-weight-complex="bold" fo:font-size="11pt" style:font-size-asian="11pt" style:font-size-complex="11pt"/>
    </style:style>
    <style:style style:name="T243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P244" style:parent-style-name="內文" style:family="paragraph">
      <style:paragraph-properties fo:margin-left="0.759in" fo:text-indent="-0.2625in">
        <style:tab-stops/>
      </style:paragraph-properties>
    </style:style>
    <style:style style:name="T245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46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47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48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49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50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1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2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3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5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6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7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8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9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0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1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3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4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5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66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67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68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69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0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1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2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3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4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75" style:parent-style-name="預設段落字型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76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7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8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T279" style:parent-style-name="預設段落字型" style:family="text">
      <style:text-properties style:font-name="標楷體" style:font-name-asian="標楷體" style:font-name-complex="新細明體" fo:color="#000000" fo:font-size="11pt" style:font-size-asian="11pt" style:font-size-complex="11pt"/>
    </style:style>
    <style:style style:name="P280" style:parent-style-name="內文" style:family="paragraph">
      <style:paragraph-properties fo:text-indent="0.4993in">
        <style:tab-stops>
          <style:tab-stop style:type="left" style:position="0.7875in"/>
          <style:tab-stop style:type="left" style:position="0.875in"/>
        </style:tab-stops>
      </style:paragraph-properties>
    </style:style>
    <style:style style:name="T281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82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83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84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85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286" style:parent-style-name="內文" style:list-style-name="LFO2" style:family="paragraph">
      <style:paragraph-properties>
        <style:tab-stops>
          <style:tab-stop style:type="left" style:position="-0.0583in"/>
          <style:tab-stop style:type="left" style:position="0in"/>
          <style:tab-stop style:type="left" style:position="0.1666in"/>
        </style:tab-stops>
      </style:paragraph-properties>
    </style:style>
    <style:style style:name="T287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288" style:parent-style-name="內文" style:list-style-name="LFO5" style:family="paragraph">
      <style:paragraph-properties fo:text-indent="-0.2847in">
        <style:tab-stops>
          <style:tab-stop style:type="left" style:position="-0.0208in"/>
        </style:tab-stops>
      </style:paragraph-properties>
    </style:style>
    <style:style style:name="T289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90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91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92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93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94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95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96" style:parent-style-name="超連結" style:family="text">
      <style:text-properties style:font-name="標楷體" style:font-name-asian="標楷體" style:font-name-complex="Arial" fo:color="#000000" fo:font-size="11pt" style:font-size-asian="11pt" style:font-size-complex="11pt"/>
    </style:style>
    <style:style style:name="T297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98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299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30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03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304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305" style:parent-style-name="內文" style:family="paragraph">
      <style:paragraph-properties fo:margin-left="0.4916in">
        <style:tab-stops>
          <style:tab-stop style:type="left" style:position="0.2583in"/>
        </style:tab-stops>
      </style:paragraph-properties>
    </style:style>
    <style:style style:name="T306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307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308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309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T310" style:parent-style-name="預設段落字型" style:family="text">
      <style:text-properties style:font-name="標楷體" style:font-name-asian="標楷體" fo:color="#000000" fo:font-size="11pt" style:font-size-asian="11pt" style:font-size-complex="11pt"/>
    </style:style>
    <style:style style:name="P311" style:parent-style-name="內文" style:list-style-name="LFO2" style:family="paragraph">
      <style:paragraph-properties fo:margin-left="0.5in" fo:text-indent="-0.25in">
        <style:tab-stops>
          <style:tab-stop style:type="left" style:position="0in"/>
          <style:tab-stop style:type="left" style:position="0.0833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P312" style:parent-style-name="內文" style:family="paragraph">
      <style:paragraph-properties fo:margin-left="0.5in">
        <style:tab-stops>
          <style:tab-stop style:type="left" style:position="0in"/>
        </style:tab-stops>
      </style:paragraph-properties>
      <style:text-properties style:font-name="標楷體" style:font-name-asian="標楷體" fo:font-size="11pt" style:font-size-asian="11pt" style:font-size-complex="11pt"/>
    </style:style>
    <style:style style:name="P313" style:parent-style-name="內文" style:family="paragraph">
      <style:paragraph-properties fo:margin-left="0.5in">
        <style:tab-stops>
          <style:tab-stop style:type="left" style:position="0.25in"/>
        </style:tab-stops>
      </style:paragraph-properties>
    </style:style>
    <style:style style:name="T31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6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1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1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2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321" style:parent-style-name="內文" style:family="paragraph">
      <style:paragraph-properties fo:margin-left="0.5in">
        <style:tab-stops>
          <style:tab-stop style:type="left" style:position="0.25in"/>
        </style:tab-stops>
      </style:paragraph-properties>
    </style:style>
    <style:style style:name="T32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32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324" style:parent-style-name="內文" style:list-style-name="LFO2" style:family="paragraph">
      <style:paragraph-properties fo:widows="2" fo:orphans="2" fo:margin-top="0.0416in" fo:margin-bottom="0.0416in" style:line-height-at-least="0.2083in" fo:margin-left="0.5826in" fo:text-indent="-0.3347in">
        <style:tab-stops>
          <style:tab-stop style:type="left" style:position="0.0006in"/>
        </style:tab-stops>
      </style:paragraph-properties>
    </style:style>
    <style:style style:name="T32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26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27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28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29" style:parent-style-name="預設段落字型" style:family="text">
      <style:text-properties style:font-name="標楷體" style:font-name-asian="標楷體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30" style:parent-style-name="預設段落字型" style:family="text">
      <style:text-properties style:font-name="標楷體" style:font-name-asian="標楷體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31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32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33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P334" style:parent-style-name="內文" style:list-style-name="LFO2" style:family="paragraph">
      <style:paragraph-properties fo:widows="2" fo:orphans="2" style:line-height-at-least="0.2083in"/>
    </style:style>
    <style:style style:name="T335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36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  <style:style style:name="T337" style:parent-style-name="預設段落字型" style:family="text">
      <style:text-properties style:font-name="標楷體" style:font-name-asian="標楷體" style:font-name-complex="Arial" fo:font-size="11pt" style:font-size-asian="11pt" style:font-size-complex="11pt"/>
    </style:style>
  </office:automatic-styles>
  <office:body>
    <office:text text:use-soft-page-breaks="true">
      <text:p text:style-name="P1"><text:bookmark-start text:name="_Hlk153799006"/>國科會大專學生研究計畫線上申請作業使用注意事項</text:p>
      <text:list text:style-name="LFO1" text:continue-numbering="true">
        <text:list-item>
          <text:p text:style-name="P2"><text:bookmark-end text:name="_Hlk153799006"/><text:span text:style-name="T3">本作業適用於Microsoft Edge與Google Chrome之瀏覽器，惟建議使用Microsoft Edge 120版本以上或 Google Chrome 120版本之瀏覽器，本會網址：https://www.nstc.gov.tw</text:span><text:span text:style-name="T4">，</text:span><text:span text:style-name="T5">請至本會首頁「登入學術研發服務網」，身份選擇「研究人員</text:span><text:span text:style-name="T6">(</text:span><text:span text:style-name="T7">含學生</text:span><text:span text:style-name="T8">)</text:span><text:span text:style-name="T9">」</text:span><text:span text:style-name="T10">,<text:s/></text:span><text:span text:style-name="T11">輸入申請人之帳號</text:span><text:span text:style-name="T12">(NSTC Account)</text:span><text:span text:style-name="T13">及密碼</text:span><text:span text:style-name="T14">(Password)</text:span><text:span text:style-name="T15">。進入「學術研發服務網」於左側「申辦項目」項下選取「大專生線上申辦項目」類別，進入「大專學生研究計畫」</text:span><text:span text:style-name="T16">製作。</text:span></text:p>
        </text:list-item>
        <text:list-item>
          <text:p text:style-name="P17"><text:span text:style-name="T18">本系統提供大專學生研究計畫申請書之線上製作作業，包括：</text:span><text:span text:style-name="T19"><text:line-break/>(1) 表C801資料輸入。</text:span><text:span text:style-name="T20"><text:line-break/>(2) 表C802</text:span><text:span text:style-name="T21">、</text:span><text:span text:style-name="T22">表C803</text:span><text:span text:style-name="T23">及</text:span><text:span text:style-name="T24">表C80</text:span><text:span text:style-name="T25">4</text:span><text:span text:style-name="T26">之空白Word檔案下載。</text:span><text:span text:style-name="T27"><text:line-break/>(</text:span><text:span text:style-name="T28">3</text:span><text:span text:style-name="T29">) 指導教授個人資料表(含近五年著作目錄)。<text:s/></text:span><text:span text:style-name="T30"><text:line-break/>(</text:span><text:span text:style-name="T31">4</text:span><text:span text:style-name="T32">) 指導教授</text:span><text:span text:style-name="T33">勾選遵照學術</text:span><text:span text:style-name="T34">及研究</text:span><text:span text:style-name="T35">倫理規範</text:span><text:span text:style-name="T36">。</text:span><text:span text:style-name="T37"><text:line-break/></text:span><text:span text:style-name="T38">(</text:span><text:span text:style-name="T39">5</text:span><text:span text:style-name="T40">)</text:span><text:span text:style-name="T41"><text:s/>學生歷年成績證明正本上傳。<text:s/></text:span></text:p>
        </text:list-item>
      </text:list>
      <text:p text:style-name="P42"><text:span text:style-name="T43">(</text:span><text:span text:style-name="T44">6</text:span><text:span text:style-name="T45">)</text:span><text:span text:style-name="T46"><text:s/></text:span><text:span text:style-name="T47">其他與計畫相關有助於審查之文件</text:span><text:span text:style-name="T48">(選擇上傳)</text:span></text:p>
      <text:p text:style-name="P49"><text:span text:style-name="T50">請依申請計畫所需自行勾選並填寫或上傳。</text:span></text:p>
      <text:list text:style-name="LFO1" text:continue-numbering="true">
        <text:list-item>
          <text:p text:style-name="P51"><text:span text:style-name="T52">申請人需有本會學術研發服務網帳號(NSTC Account)及密碼(Password)，方能使用線上申請系統</text:span><text:span text:style-name="T53">。</text:span><text:span text:style-name="T54">帳號(NSTC Account)及密碼(Password)的取得方式：</text:span><text:span text:style-name="T55">請</text:span><text:span text:style-name="T56">至</text:span><text:span text:style-name="T57">本</text:span><text:span text:style-name="T58">會</text:span><text:span text:style-name="T59">首頁『</text:span><text:span text:style-name="T60">登入</text:span><text:span text:style-name="T61">學術研發服務網』處，點選「新人註冊」</text:span><text:span text:style-name="T62">，</text:span><text:span text:style-name="T63">輸入申請人基本資料後按「下一步」：</text:span></text:p>
        </text:list-item>
      </text:list>
      <text:p text:style-name="P64"><text:s/><text:s text:c="5"/>(1)若系統已有該申請人資料，則提示：請使用忘記帳密功能查詢。</text:p>
      <text:p text:style-name="P65">(2)若系統內無申請人資料，需確認申請資格、上傳證明文件並輸入個人詳細基本資料後，並將結果寄至您的信箱，於信中提供學術研發服務網帳號(NSTC Account)與密碼(Password)。</text:p>
      <text:list text:style-name="LFO1" text:continue-numbering="true">
        <text:list-item>
          <text:p text:style-name="P66"><text:span text:style-name="T67">若申請人忘記帳號</text:span><text:span text:style-name="T68">(NSTC Account)</text:span><text:span text:style-name="T69">及密碼</text:span><text:span text:style-name="T70">(Password)</text:span><text:span text:style-name="T71">時</text:span><text:span text:style-name="T72">，</text:span><text:span text:style-name="T73">請至本會首頁「登入學術研發服務網」，點選「忘記帳密」</text:span><text:span text:style-name="T74">，</text:span><text:span text:style-name="T75">輸入申請人基本資料後點選「下一步」，系統提供帳號</text:span><text:span text:style-name="T76">(NSTC Account)</text:span><text:span text:style-name="T77">及提示原密碼之首尾碼。</text:span></text:p>
        </text:list-item>
        <text:list-item>
          <text:p text:style-name="P78"><text:span text:style-name="T79">申請人(學生)於線上申請前，為確保資料正確，</text:span><text:span text:style-name="T80">務必請指導教授至『</text:span><text:span text:style-name="T81">學術研發服務網</text:span><text:span text:style-name="T82">』</text:span><text:span text:style-name="T83">檢視</text:span><text:span text:style-name="T84">「</text:span><text:span text:style-name="T85">基本資料</text:span><text:span text:style-name="T86">」</text:span><text:span text:style-name="T87">與</text:span><text:span text:style-name="T88">「</text:span><text:span text:style-name="T89">學術著作資料</text:span><text:span text:style-name="T90">」</text:span><text:span text:style-name="T91">(</text:span><text:span text:style-name="T92">即表C301、表C302</text:span><text:span text:style-name="T93">)是否為最新資料</text:span><text:span text:style-name="T94">後</text:span><text:span text:style-name="T95">，再登入本系統。</text:span></text:p>
        </text:list-item>
        <text:list-item>
          <text:p text:style-name="P96"><text:span text:style-name="T97">進入本系統後，</text:span><text:span text:style-name="T98">請</text:span><text:span text:style-name="T99">申請人</text:span><text:span text:style-name="T100">先核對</text:span><text:span text:style-name="T101">『</text:span><text:span text:style-name="T102">個人基本資料</text:span><text:span text:style-name="T103">』</text:span><text:span text:style-name="T104">，</text:span><text:span text:style-name="T105">若需要修改，</text:span><text:span text:style-name="T106">請開啟「</text:span><text:span text:style-name="T107">學術研發</text:span><text:span text:style-name="T108">服務網</text:span><text:span text:style-name="T109">」進行個人資料修改</text:span><text:span text:style-name="T110">。</text:span></text:p>
        </text:list-item>
        <text:list-item>
          <text:p text:style-name="P111"><text:span text:style-name="T112">請點選</text:span><text:span text:style-name="T113">系統</text:span><text:span text:style-name="T114">左邊之</text:span><text:span text:style-name="T115">『</text:span><text:span text:style-name="T116">計畫申請案</text:span><text:span text:style-name="T117">』</text:span><text:span text:style-name="T118">，點選</text:span><text:span text:style-name="T119">『</text:span><text:span text:style-name="T120">新增申請</text:span><text:span text:style-name="T121">』</text:span><text:span text:style-name="T122">進行大專學生研究計畫的申請作業</text:span><text:span text:style-name="T123">；</text:span><text:span text:style-name="T124">如已有申請人之申請資料，</text:span><text:span text:style-name="T125">請點選</text:span><text:span text:style-name="T126">『</text:span><text:span text:style-name="T127">計畫名稱</text:span><text:span text:style-name="T128">』</text:span><text:span text:style-name="T129">則系統</text:span><text:span text:style-name="T130">會帶出申請案內容之表格目錄</text:span><text:span text:style-name="T131">。</text:span></text:p>
        </text:list-item>
        <text:list-item>
          <text:p text:style-name="P132"><text:span text:style-name="T133">申請人填寫完表C801</text:span><text:span text:style-name="T134">，</text:span><text:span text:style-name="T135">勾選遵照學術</text:span><text:span text:style-name="T136">及研究</text:span><text:span text:style-name="T137">倫理規範後，</text:span><text:span text:style-name="T138">並完成附件上傳後</text:span><text:span text:style-name="T139">，</text:span><text:span text:style-name="T140">將申請案繳交送出至就讀系所主管(或學校承辦人)</text:span><text:span text:style-name="T141">，申請人可隨時登入系統</text:span><text:span text:style-name="T142">查詢</text:span><text:span text:style-name="T143">申請</text:span><text:span text:style-name="T144">案狀態，待系所主管(或學校承辦人)確認後，再請指導教授登入「</text:span><text:span text:style-name="T145">學術研發服務網</text:span><text:span text:style-name="T146">」（本</text:span><text:span text:style-name="T147">會</text:span><text:span text:style-name="T148">網址：</text:span><text:bookmark-start text:name="_Hlt153957960"/><text:bookmark-start text:name="_Hlt153957961"/><text:a xlink:href="https://www.nstc.gov.tw" office:target-frame-name="_top" xlink:show="replace"><text:span text:style-name="T149">https://www.n</text:span><text:span text:style-name="T150">s</text:span><text:span text:style-name="T151">t</text:span><text:span text:style-name="T152">c</text:span><text:span text:style-name="T153">.gov.tw</text:span></text:a><text:bookmark-end text:name="_Hlt153957960"/><text:bookmark-end text:name="_Hlt153957961"/><text:span text:style-name="T154">）</text:span><text:span text:style-name="T155">『申辦</text:span><text:span text:style-name="T156">項目</text:span><text:span text:style-name="T157">』</text:span><text:span text:style-name="T158">下之</text:span><text:span text:style-name="T159">『大專學生研究計畫(推薦)』</text:span><text:span text:style-name="T160">，</text:span><text:span text:style-name="T161">上傳「指導教授初評意見表」</text:span><text:span text:style-name="T162">及勾選遵照學術</text:span><text:span text:style-name="T163">及研究</text:span><text:span text:style-name="T164">倫理規範，待同意並彙整</text:span><text:span text:style-name="T165">送出</text:span><text:span text:style-name="T166">後</text:span><text:span text:style-name="T167">即會產生申請條碼編號</text:span><text:span text:style-name="T168">。</text:span></text:p>
        </text:list-item>
        <text:list-item>
          <text:p text:style-name="P169"><text:span text:style-name="T170">申請書中之表C802</text:span><text:span text:style-name="T171">及</text:span><text:span text:style-name="T172">C803</text:span><text:span text:style-name="T173">請</text:span><text:span text:style-name="T174">申請人</text:span><text:span text:style-name="T175">自本系統登入</text:span><text:span text:style-name="T176">後在申請</text:span><text:span text:style-name="T177">畫面</text:span><text:span text:style-name="T178">表格目錄</text:span><text:span text:style-name="T179">下載製作。</text:span></text:p>
        </text:list-item>
        <text:list-item>
          <text:p text:style-name="P180"><text:span text:style-name="T181">申請書中之表C8</text:span><text:span text:style-name="T182">04</text:span><text:span text:style-name="T183">請</text:span><text:span text:style-name="T184">指導教授</text:span><text:span text:style-name="T185">自本系統登入</text:span><text:span text:style-name="T186">後在申請待確認</text:span><text:span text:style-name="T187">畫面下載製作。</text:span></text:p>
        </text:list-item>
        <text:list-item>
          <text:p text:style-name="P188"><text:span text:style-name="T189">學生系所(或學校承辦人)案件確認注意事項：</text:span><text:span text:style-name="T190"><text:line-break/></text:span><text:span text:style-name="T191">(1) 由本會網址：https://www.nstc.gov.tw，</text:span><text:span text:style-name="T192">點選『研發機構行政人員』，輸入帳號及密碼，點選『大專學生研究計畫線上申請彙整』進行確認作業。</text:span><text:span text:style-name="T193"><text:s text:c="3"/></text:span></text:p>
        </text:list-item>
      </text:list>
      <text:p text:style-name="P194"><text:span text:style-name="T195">(2) 若無登入帳號時：<text:s/></text:span></text:p>
      <text:p text:style-name="P196"><text:span text:style-name="T197">a.請向機關管理者申請。</text:span><text:span text:style-name="T198"><text:line-break/>b.</text:span><text:span text:style-name="T199">可請學校承辦人代系所確認學生申請案件。</text:span><text:span text:style-name="T200"><text:s/></text:span></text:p>
      <text:p text:style-name="P201"><text:span text:style-name="T202">(3)<text:s/></text:span><text:span text:style-name="T203">若有操作上的問題可參考</text:span><text:span text:style-name="T204">本系統操作使用手冊(系所作業)</text:span><text:span text:style-name="T205">。</text:span></text:p>
      <text:list text:style-name="LFO2" text:continue-numbering="true">
        <text:list-item>
          <text:p text:style-name="P206"><text:span text:style-name="T207">指導教授同意送出注意事項：</text:span></text:p>
        </text:list-item>
      </text:list>
      <text:list text:style-name="LFO6" text:continue-numbering="true">
        <text:list-item>
          <text:p text:style-name="P208"><text:span text:style-name="T209">由本</text:span><text:span text:style-name="T210">會</text:span><text:span text:style-name="T211">網址：</text:span><text:a xlink:href="https://www.most.gov.tw" office:target-frame-name="_top" xlink:show="replace"><text:span text:style-name="T212">https://www.n</text:span><text:span text:style-name="T213">s</text:span><text:span text:style-name="T214">t</text:span><text:span text:style-name="T215">c</text:span><text:span text:style-name="T216">.gov.tw</text:span></text:a><text:span text:style-name="T217">登</text:span><text:span text:style-name="T218">入</text:span><text:span text:style-name="T219">學術研發服務</text:span><text:span text:style-name="T220">網，請先確認「</text:span><text:span text:style-name="T221">基本資料</text:span><text:span text:style-name="T222">」</text:span><text:span text:style-name="T223"><text:s/>與</text:span><text:span text:style-name="T224">「</text:span><text:span text:style-name="T225">學術著作資料</text:span><text:span text:style-name="T226">」是否正確</text:span><text:span text:style-name="T227">(</text:span><text:span text:style-name="T228">如不正確請</text:span><text:span text:style-name="T229">開啟「學術研發服務網」</text:span><text:span text:style-name="T230">修改</text:span><text:span text:style-name="T231">)，</text:span><text:span text:style-name="T232">再點選左手邊的『大專學生研究計畫』進入審閱學生之申請計畫</text:span><text:span text:style-name="T233">。</text:span></text:p>
        </text:list-item>
        <text:list-item>
          <text:p text:style-name="P234"><text:span text:style-name="T235">進入本系統後，</text:span><text:span text:style-name="T236">請指導教授先核對</text:span><text:span text:style-name="T237">『</text:span><text:span text:style-name="T238">個人基本資料</text:span><text:span text:style-name="T239">』</text:span><text:span text:style-name="T240">，</text:span><text:span text:style-name="T241">若需要修改，請開啟「</text:span><text:span text:style-name="T242">學術研發服務網</text:span><text:span text:style-name="T243">」進行個人資料修改。</text:span></text:p>
        </text:list-item>
      </text:list>
      <text:p text:style-name="P244"><text:span text:style-name="T245">(</text:span><text:span text:style-name="T246">3</text:span><text:span text:style-name="T247">) 指導教授若同意指導學生，則需上傳「指導教授初評意見表(C80</text:span><text:span text:style-name="T248">4</text:span><text:span text:style-name="T249">)」，</text:span><text:span text:style-name="T250">上傳完畢後</text:span><text:span text:style-name="T251">勾選</text:span><text:span text:style-name="T252">「</text:span><text:span text:style-name="T253">遵照學術</text:span><text:span text:style-name="T254">及研究</text:span><text:span text:style-name="T255">倫理規範</text:span><text:span text:style-name="T256">」</text:span><text:span text:style-name="T257">及</text:span><text:span text:style-name="T258">「</text:span><text:span text:style-name="T259">是否同意提供學生查詢初評意見</text:span><text:span text:style-name="T260">」</text:span><text:span text:style-name="T261">再按「</text:span><text:span text:style-name="T262">彙整</text:span><text:span text:style-name="T263">送出」，</text:span><text:span text:style-name="T264">將該申請案送出至申請機關</text:span><text:span text:style-name="T265">。</text:span><text:span text:style-name="T266">申請人計畫書合併檔案中</text:span><text:span text:style-name="T267">不顯示</text:span><text:span text:style-name="T268">初評意見表，初評意見僅供系所、機關及本</text:span><text:span text:style-name="T269">會</text:span><text:span text:style-name="T270">作業運用，</text:span><text:span text:style-name="T271">如</text:span><text:span text:style-name="T272">指導教授</text:span><text:span text:style-name="T273">同意</text:span><text:span text:style-name="T274">提供學生查詢初評意見，</text:span><text:span text:style-name="T275">系統</text:span><text:span text:style-name="T276">將另提供學生</text:span><text:span text:style-name="T277">查</text:span><text:span text:style-name="T278">詢</text:span><text:span text:style-name="T279">意見。</text:span></text:p>
      <text:p text:style-name="P280"><text:span text:style-name="T281">(</text:span><text:span text:style-name="T282">4</text:span><text:span text:style-name="T283">) 若有操作上的問題可參考</text:span><text:span text:style-name="T284">本系統操作使用手冊(指導教授作業)</text:span><text:span text:style-name="T285">。</text:span></text:p>
      <text:list text:style-name="LFO2" text:continue-numbering="true">
        <text:list-item>
          <text:p text:style-name="P286"><text:span text:style-name="T287">申請機構彙整送出注意事項：</text:span></text:p>
        </text:list-item>
      </text:list>
      <text:list text:style-name="LFO5" text:continue-numbering="true">
        <text:list-item>
          <text:p text:style-name="P288"><text:span text:style-name="T289">由本</text:span><text:span text:style-name="T290">會</text:span><text:span text:style-name="T291">網址：</text:span><text:a xlink:href="https://www.most.gov.tw" office:target-frame-name="_top" xlink:show="replace"><text:span text:style-name="T292">https://www.n</text:span><text:span text:style-name="T293">s</text:span><text:span text:style-name="T294">t</text:span><text:span text:style-name="T295">c</text:span><text:span text:style-name="T296">.gov.tw</text:span></text:a><text:span text:style-name="T297">，點選『</text:span><text:span text:style-name="T298">研發機構行政人員登入</text:span><text:span text:style-name="T299">』，輸入帳號、密碼登入系統，點選『大專學生研究計畫線上申請彙</text:span><text:span text:style-name="T300">整』進行彙整</text:span><text:span text:style-name="T301">申請案</text:span><text:span text:style-name="T302">送出作</text:span><text:span text:style-name="T303">業。</text:span><text:span text:style-name="T304"><text:s/></text:span></text:p>
        </text:list-item>
      </text:list>
      <text:p text:style-name="P305"><text:span text:style-name="T306">(</text:span><text:span text:style-name="T307">2</text:span><text:span text:style-name="T308">) 若有操作上的問題可參考</text:span><text:span text:style-name="T309">本系統操作使用手冊(學校作業)</text:span><text:span text:style-name="T310">。</text:span></text:p>
      <text:list text:style-name="LFO2" text:continue-numbering="true">
        <text:list-item>
          <text:p text:style-name="P311">申請人於申請書製作完畢後，請按「繳交送出」，表C801資料會自動傳送至就讀學校系所主管(或學校承辦人)，此時申請人即無法再作任何修改，若需再修改資料，必須先作「退件」後，方得再進入系統修正該筆計畫。退件方式如下，若案件狀態為：<text:line-break/>(1) 等待【系所】確認：請系所主管(或學校承辦人)在電腦上作「退件」， 方得再進入此系統修正該筆計畫。<text:line-break/>(2) 等待【指導教授】確認：請指導教授在電腦上作「退件」後，方得再進入此系統修正該筆</text:p>
        </text:list-item>
      </text:list>
      <text:p text:style-name="P312"><text:s text:c="4"/>計畫。<text:line-break/>(3) 等待【申請機關】確認：請彙整人員在電腦上作「退件」後，再請指導教授在電腦上作「退</text:p>
      <text:p text:style-name="P313"><text:span text:style-name="T314"><text:s text:c="4"/></text:span><text:span text:style-name="T315">件」，方得再進入此系統修正該筆計畫。</text:span><text:span text:style-name="T316"><text:line-break/></text:span><text:span text:style-name="T317"><text:s/></text:span><text:span text:style-name="T318">修正完畢後必須再按「繳交送出」，仍須再經過【指導教授】確認→【</text:span><text:span text:style-name="T319">申請機關</text:span><text:span text:style-name="T320">】確認整個流</text:span></text:p>
      <text:p text:style-name="P321"><text:span text:style-name="T322"><text:s/></text:span><text:span text:style-name="T323">程才算完成申請。</text:span></text:p>
      <text:list text:style-name="LFO2" text:continue-numbering="true">
        <text:list-item>
          <text:p text:style-name="P324"><text:span text:style-name="T325">需通知</text:span><text:span text:style-name="T326">申請機</text:span><text:span text:style-name="T327">關</text:span><text:span text:style-name="T328">(即</text:span><text:span text:style-name="T329">指導教授服務機構</text:span><text:span text:style-name="T330">)</text:span><text:span text:style-name="T331">，由其彙整人員於線上確認無誤並彙整後，將申請資料傳送本</text:span><text:span text:style-name="T332">會</text:span><text:span text:style-name="T333">，始完成大專學生研究計畫線上申請作業。</text:span></text:p>
        </text:list-item>
        <text:list-item>
          <text:p text:style-name="P334"><text:span text:style-name="T335">為避免網路交通壅塞，請</text:span><text:span text:style-name="T336">於規定之線上</text:span><text:span text:style-name="T337">截止收件日前，提前線上申請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WW8Num1z0" style:display-name="WW8Num1z0" style:family="text">
      <style:text-properties style:font-name="Times New Roman" style:font-name-complex="Times New Roman" fo:font-size="12pt" style:font-size-asian="12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complex="Arial" fo:font-size="11pt" style:font-size-asian="11pt" style:font-size-complex="11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Arial" style:font-name-complex="Arial" fo:font-size="11pt" style:font-size-asian="11pt" style:font-size-complex="11pt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3" style:display-name="WW8Num7z3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預設段落字型0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/>
    </style:style>
    <style:style style:name="頁碼" style:display-name="頁碼" style:family="text" style:parent-style-name="預設段落字型0"/>
    <style:style style:name="標題" style:display-name="標題" style:family="paragraph" style:parent-style-name="內文" style:next-style-name="本文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本文" style:display-name="本文" style:family="paragraph" style:parent-style-name="內文">
      <style:paragraph-properties fo:margin-bottom="0.0972in" fo:line-height="115%"/>
      <style:text-properties fo:hyphenate="false"/>
    </style:style>
    <style:style style:name="清單" style:display-name="清單" style:family="paragraph" style:parent-style-name="本文">
      <style:text-properties style:font-name-complex="Lucida Sans" fo:hyphenate="false"/>
    </style:style>
    <style:style style:name="標號" style:display-name="標號" style:family="paragraph" style:parent-style-name="內文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索引" style:display-name="索引" style:family="paragraph" style:parent-style-name="內文">
      <style:paragraph-properties text:number-lines="false"/>
      <style:text-properties style:font-name-complex="Lucida Sans" fo:hyphenate="false"/>
    </style:style>
    <style:style style:name="頁首與頁尾" style:display-name="頁首與頁尾" style:family="paragraph" style:parent-style-name="內文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外框內容" style:display-name="外框內容" style:family="paragraph" style:parent-style-name="內文"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font-name-asian="新細明體" style:letter-kerning="true"/>
    </style:style>
    <style:style style:name="未解析的提及項目" style:display-name="未解析的提及項目" style:family="tex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complex="Arial" fo:font-size="11pt" style:font-size-asian="11pt" style:font-size-complex="11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2LVL1" style:family="text">
      <style:text-properties style:font-name="Arial" style:font-name-complex="Arial" fo:font-size="11pt" style:font-size-asian="11pt" style:font-size-complex="11pt"/>
    </style:style>
    <style:style style:name="WW_CharLFO3LVL1" style:family="text">
      <style:text-properties style:font-name="Arial" style:font-name-complex="Arial" fo:font-weight="normal" style:font-weight-asian="normal"/>
    </style:style>
    <style:style style:name="WW_CharLFO6LVL1" style:family="text">
      <style:text-properties fo:color="#000000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12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1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5">
      <text:list-level-style-number text:level="1" style:num-prefix="(" style:num-suffix=")" style:num-format="1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541in" text:min-label-width="0.3333in" text:list-level-position-and-space-mode="label-alignment">
          <style:list-level-label-alignment text:label-followed-by="listtab" fo:margin-left="1.18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875in" text:min-label-width="0.3333in" text:list-level-position-and-space-mode="label-alignment">
          <style:list-level-label-alignment text:label-followed-by="listtab" fo:margin-left="1.5208in" fo:text-indent="-0.3333in"/>
        </style:list-level-properties>
      </text:list-level-style-number>
      <text:list-level-style-number text:level="4" style:num-suffix="." style:num-format="1">
        <style:list-level-properties text:space-before="1.5208in" text:min-label-width="0.3333in" text:list-level-position-and-space-mode="label-alignment">
          <style:list-level-label-alignment text:label-followed-by="listtab" fo:margin-left="1.854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541in" text:min-label-width="0.3333in" text:list-level-position-and-space-mode="label-alignment">
          <style:list-level-label-alignment text:label-followed-by="listtab" fo:margin-left="2.18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875in" text:min-label-width="0.3333in" text:list-level-position-and-space-mode="label-alignment">
          <style:list-level-label-alignment text:label-followed-by="listtab" fo:margin-left="2.5208in" fo:text-indent="-0.3333in"/>
        </style:list-level-properties>
      </text:list-level-style-number>
      <text:list-level-style-number text:level="7" style:num-suffix="." style:num-format="1">
        <style:list-level-properties text:space-before="2.5208in" text:min-label-width="0.3333in" text:list-level-position-and-space-mode="label-alignment">
          <style:list-level-label-alignment text:label-followed-by="listtab" fo:margin-left="2.854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541in" text:min-label-width="0.3333in" text:list-level-position-and-space-mode="label-alignment">
          <style:list-level-label-alignment text:label-followed-by="listtab" fo:margin-left="3.18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875in" text:min-label-width="0.3333in" text:list-level-position-and-space-mode="label-alignment">
          <style:list-level-label-alignment text:label-followed-by="listtab" fo:margin-left="3.5208in" fo:text-indent="-0.3333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.5in" text:min-label-width="0.2583in" text:list-level-position-and-space-mode="label-alignment">
          <style:list-level-label-alignment text:label-followed-by="listtab" fo:margin-left="0.7583in" fo:text-indent="-0.258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.6888in" fo:margin-right="0.7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111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biggest" style:wrap-contour="false" draw:opacity="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7728" draw:id="id0" draw:style-name="a0" draw:name="Text Box 1" text:anchor-type="paragraph" svg:x="0in" svg:y="0.00069in" svg:width="0.06944in" svg:height="0.15347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科會大專學生參與專題研究計畫WWW線上申請作業使用注意事項</dc:title>
    <dc:description>v.4</dc:description>
    <dc:subject/>
    <meta:initial-creator>scdai_戴思群</meta:initial-creator>
    <dc:creator>李苡綸[NSTC]</dc:creator>
    <meta:creation-date>2024-12-25T03:26:00Z</meta:creation-date>
    <dc:date>2024-12-25T03:26:00Z</dc:date>
    <meta:print-date>2023-12-20T01:50:00Z</meta:print-date>
    <meta:template xlink:href="Normal" xlink:type="simple"/>
    <meta:editing-cycles>2</meta:editing-cycles>
    <meta:editing-duration>PT60S</meta:editing-duration>
    <meta:document-statistic meta:page-count="2" meta:paragraph-count="5" meta:word-count="390" meta:character-count="2610" meta:row-count="18" meta:non-whitespace-character-count="2225"/>
  </office:meta>
</office:document-meta>
</file>